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 SemiConden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paragraph-rsid="00052b5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52b5a" officeooo:paragraph-rsid="00052b5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officeooo:paragraph-rsid="00052b5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052b5a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rial Rounded MT Bold" fo:font-size="10.5pt" fo:letter-spacing="normal" fo:font-style="normal" fo:font-weight="normal" officeooo:rsid="00067ce1" officeooo:paragraph-rsid="00067ce1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.5pt" fo:letter-spacing="normal" fo:font-style="normal" fo:font-weight="normal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fo:font-style="normal" style:text-underline-style="none" fo:font-weight="normal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067ce1" officeooo:paragraph-rsid="00067ce1" style:font-size-asian="12pt" style:font-size-complex="12pt"/>
    </style:style>
    <style:style style:name="T1" style:family="text">
      <style:text-properties officeooo:rsid="0003f0b4"/>
    </style:style>
    <style:style style:name="T2" style:family="text">
      <style:text-properties fo:font-variant="normal" fo:text-transform="none" fo:color="#e8e8e8" loext:opacity="100%" fo:letter-spacing="normal" fo:font-style="normal" fo:font-weight="normal"/>
    </style:style>
    <style:style style:name="T3" style:family="text">
      <style:text-properties fo:font-variant="normal" fo:text-transform="none" fo:color="#e8e8e8" loext:opacity="100%" fo:letter-spacing="normal"/>
    </style:style>
    <style:style style:name="T4" style:family="text">
      <style:text-properties fo:font-variant="normal" fo:text-transform="none" fo:color="#e8e8e8" loext:opacity="100%" style:font-name="Arial Rounded MT Bold" fo:font-size="10pt" fo:letter-spacing="normal" fo:font-style="normal" fo:font-weight="normal" officeooo:rsid="00052b5a" style:font-size-asian="10pt" style:font-size-complex="10pt"/>
    </style:style>
    <style:style style:name="T5" style:family="text">
      <style:text-properties fo:font-variant="normal" fo:text-transform="none" fo:color="#e8e8e8" loext:opacity="100%" style:font-name="Arial Rounded MT Bold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e8e8e8" loext:opacity="100%" style:font-name="Arial Rounded MT Bold" fo:font-size="10pt" fo:letter-spacing="normal" fo:font-style="normal" fo:font-weight="bold" style:font-size-asian="10pt" style:font-size-complex="10pt"/>
    </style:style>
    <style:style style:name="T7" style:family="text">
      <style:text-properties fo:font-variant="normal" fo:text-transform="none" fo:color="#e8e8e8" loext:opacity="100%" fo:font-family="'Google Sans Text', 'Google Sans', sans-serif" fo:font-size="10.5pt" fo:letter-spacing="normal" fo:font-style="normal" fo:font-weight="normal" officeooo:rsid="00052b5a"/>
    </style:style>
    <style:style style:name="T8" style:family="text">
      <style:text-properties fo:font-weight="bold"/>
    </style:style>
    <style:style style:name="T9" style:family="text">
      <style:text-properties fo:color="#e8e8e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5 </text:span>- Capa de <text:span text:style-name="T1">Transporte (Parte 1)</text:span></text:p>
      <text:p text:style-name="P1"/>
      <text:p text:style-name="P2">1. ¿Cuál es la función de la capa de transporte?</text:p>
      <text:p text:style-name="P2"/>
      <text:p text:style-name="P3">Su principal función es ser la comunicación lógica entre dos procesos que se encuentran en diferentes hosts. La capa de Red se encarga de la comunicación entre hosts y la de Transporte entre procesos. </text:p>
      <text:p text:style-name="P2"/>
      <text:p text:style-name="P2">2. Describa la estructura del segmento TCP y UDP.</text:p>
      <text:p text:style-name="P2"/>
      <text:p text:style-name="P4"><text:span text:style-name="T2">La unidad de datos de la capa de transporte se denomina generalmente </text:span><text:span text:style-name="T2">segmento</text:span><text:span text:style-name="T3"> </text:span><text:span text:style-name="T2">(aplicable tanto a TCP como a UDP, aunque a los paquetes UDP a veces se les llama datagramas.</text:span></text:p>
      <text:p text:style-name="P5"><text:span text:style-name="T4">La principal diferencia entre uno y otro: el UDP es Transporte SIN Conexión (</text:span><text:span text:style-name="T5">Ofrece el servicio mínimo: </text:span><text:span text:style-name="T6">multiplexación/desmultiplexación</text:span><text:span text:style-name="T5"> y un mecanismo de </text:span><text:span text:style-name="T6">comprobación de errores</text:span><text:span text:style-name="T5"> (checksum). No garantiza la entrega, el orden, ni la integridad de los datos</text:span><text:span text:style-name="T7">)</text:span><text:span text:style-name="T4"> y TCP es Orientado a CONEXIÓN (</text:span><text:span text:style-name="T5">Proporciona </text:span><text:span text:style-name="T6">transferencia de datos fiable</text:span><text:span text:style-name="T5">, </text:span><text:span text:style-name="T6">control de flujo</text:span><text:span text:style-name="T5">, y </text:span><text:span text:style-name="T6">control de congestión</text:span><text:span text:style-name="T5">, además de multiplexación/desmultiplexación. Requiere un procedimiento de establecimiento de conexión ("acuerdo en tres fases") antes de la transferencia de datos</text:span><text:span text:style-name="T4">)</text:span></text:p>
      <text:p text:style-name="P2"/>
      <text:p text:style-name="P2">3. ¿Cuál es el objetivo del uso de puertos en el modelo TCP/IP?</text:p>
      <text:p text:style-name="P2"/>
      <text:p text:style-name="P6">El objetivo fundamental del uso de <text:span text:style-name="T8">puertos</text:span> en la Capa de Transporte es la <text:span text:style-name="T8">multiplexación y demultiplexación</text:span>.</text:p>
      <text:p text:style-name="P7">Este mecanismo es esencial para extender el servicio de entrega que proporciona la capa de red (que es de <text:span text:style-name="T8">host a host</text:span>) a un servicio de <text:span text:style-name="T8">comunicación lógica entre procesos de aplicación</text:span> que se ejecutan en hosts diferentes.</text:p>
      <text:p text:style-name="P8"><text:span text:style-name="T9">En resumen, los puertos son la herramienta que permite a la Capa de Transporte asignar datos de la red a procesos de aplicación específicos que se ejecutan en los sistemas terminales</text:span>.</text:p>
      <text:p text:style-name="P9"/>
      <text:p text:style-name="P2"/>
      <text:p text:style-name="P2">4. Compare TCP y UDP en cuanto a:</text:p>
      <text:p text:style-name="P2"/>
      <text:p text:style-name="P2">a. Confiabilidad </text:p>
      <text:p text:style-name="P2"/>
      <text:p text:style-name="P2">b. Multiplexación. </text:p>
      <text:p text:style-name="P2"/>
      <text:p text:style-name="P2">c. Orientado a la conexión.</text:p>
      <text:p text:style-name="P2"/>
      <text:p text:style-name="P2">d. Controles de congestión.</text:p>
      <text:p text:style-name="P2"/>
      <text:p text:style-name="P2"/>
      <text:p text:style-name="P2">e. Utilización de puertos.</text:p>
      <text:p text:style-name="P2"/>
      <text:p text:style-name="P2"><text:s/></text:p>
      <text:p text:style-name="P2">5. La PDU de la capa de transporte es el segmento. Sin embargo, en algunos contextos suele utilizarse el término datagrama. Indique cuando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5:58:10.956702500</meta:creation-date>
    <dc:date>2025-10-07T17:00:28.771193000</dc:date>
    <meta:editing-duration>PT2M37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8" meta:word-count="315" meta:character-count="1911" meta:non-whitespace-character-count="1608"/>
  </office:meta>
</office:document-meta>
</file>